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eb4" officeooo:paragraph-rsid="000feeb4"/>
    </style:style>
    <style:style style:name="P2" style:family="paragraph" style:parent-style-name="Standard">
      <style:text-properties officeooo:rsid="000feeb4" officeooo:paragraph-rsid="001081b5"/>
    </style:style>
    <style:style style:name="P3" style:family="paragraph" style:parent-style-name="Standard">
      <style:text-properties officeooo:rsid="000feeb4" officeooo:paragraph-rsid="0021c27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eeb4" officeooo:paragraph-rsid="000feeb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eeb4" officeooo:paragraph-rsid="0021c273" style:font-weight-asian="bold" style:font-weight-complex="bold"/>
    </style:style>
    <style:style style:name="P6" style:family="paragraph" style:parent-style-name="Standard">
      <style:text-properties officeooo:rsid="000feeb4" officeooo:paragraph-rsid="001081b5"/>
    </style:style>
    <style:style style:name="P7" style:family="paragraph" style:parent-style-name="Standard">
      <style:paragraph-properties fo:text-align="center" style:justify-single-word="false"/>
      <style:text-properties officeooo:rsid="000feeb4" officeooo:paragraph-rsid="0028db82"/>
    </style:style>
    <style:style style:name="P8" style:family="paragraph" style:parent-style-name="Standard">
      <style:text-properties officeooo:rsid="000feeb4" officeooo:paragraph-rsid="0026410b"/>
    </style:style>
    <style:style style:name="P9" style:family="paragraph" style:parent-style-name="Standard">
      <style:text-properties officeooo:rsid="000feeb4" officeooo:paragraph-rsid="0028db82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feeb4" officeooo:paragraph-rsid="0028db82" style:font-weight-asian="bold" style:font-weight-complex="bold"/>
    </style:style>
    <style:style style:name="T1" style:family="text">
      <style:text-properties officeooo:rsid="001081b5"/>
    </style:style>
    <style:style style:name="T2" style:family="text">
      <style:text-properties style:text-position="super 58%" officeooo:rsid="001081b5"/>
    </style:style>
    <style:style style:name="T3" style:family="text">
      <style:text-properties officeooo:rsid="0024c0d2"/>
    </style:style>
    <style:style style:name="T4" style:family="text">
      <style:text-properties officeooo:rsid="002641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me des e</text:span>xercices de grammaire / <text:span text:style-name="T3">5</text:span><text:span text:style-name="T2">e</text:span><text:span text:style-name="T1"> </text:span></text:p>
      <text:p text:style-name="P1"/>
      <text:p text:style-name="P8">G01<text:tab/><text:span text:style-name="T1">ex. 7. p. 287</text:span></text:p>
      <text:p text:style-name="P2">G0<text:span text:style-name="T1">2</text:span><text:tab/><text:span text:style-name="T1">ex. 9 p. 281</text:span></text:p>
      <text:p text:style-name="P8">G0<text:span text:style-name="T1">3</text:span><text:tab/><text:span text:style-name="T1">ex. 12 p. 267</text:span></text:p>
      <text:p text:style-name="P8">G0<text:span text:style-name="T1">4</text:span><text:tab/><text:span text:style-name="T4">ex. 4. p. 288</text:span></text:p>
      <text:p text:style-name="P2">G0<text:span text:style-name="T1">5</text:span><text:tab/><text:span text:style-name="T1">ex. 4. p. 307</text:span></text:p>
      <text:p text:style-name="P8">G0<text:span text:style-name="T1">6</text:span><text:tab/><text:span text:style-name="T1">ex. 10 p. 273</text:span></text:p>
      <text:p text:style-name="P2">G0<text:span text:style-name="T1">7</text:span><text:tab/><text:span text:style-name="T1">ex. 7 p. 313</text:span></text:p>
      <text:p text:style-name="P2">G0<text:span text:style-name="T1">8</text:span><text:tab/><text:span text:style-name="T1">ex. 9 p. 315</text:span></text:p>
      <text:p text:style-name="P2">G0<text:span text:style-name="T1">9</text:span><text:tab/><text:span text:style-name="T1">ex. 5. p. 317</text:span></text:p>
      <text:p text:style-name="P2">G<text:span text:style-name="T1">10</text:span><text:tab/><text:span text:style-name="T1">ex. 11. p. 319</text:span></text:p>
      <text:p text:style-name="P2">G<text:span text:style-name="T1">11</text:span><text:tab/><text:span text:style-name="T1">ex. 12 p. 321</text:span></text:p>
      <text:p text:style-name="P2">G<text:span text:style-name="T1">12</text:span><text:tab/><text:span text:style-name="T1">ex. 11 p. 323</text:span></text:p>
      <text:p text:style-name="P2">G<text:span text:style-name="T1">13</text:span><text:tab/><text:span text:style-name="T1">ex. 9 p. 347</text:span></text:p>
      <text:p text:style-name="P2"/>
      <text:p text:style-name="P10"><text:span text:style-name="T1">Programme des e</text:span>xercices de grammaire / <text:span text:style-name="T3">5</text:span><text:span text:style-name="T2">e</text:span><text:span text:style-name="T1"> </text:span></text:p>
      <text:p text:style-name="P9"/>
      <text:p text:style-name="P9">G01<text:tab/><text:span text:style-name="T1">ex. 7. p. 287</text:span></text:p>
      <text:p text:style-name="P9">G0<text:span text:style-name="T1">2</text:span><text:tab/><text:span text:style-name="T1">ex. 9 p. 281</text:span></text:p>
      <text:p text:style-name="P9">G0<text:span text:style-name="T1">3</text:span><text:tab/><text:span text:style-name="T1">ex. 12 p. 267</text:span></text:p>
      <text:p text:style-name="P9">G0<text:span text:style-name="T1">4</text:span><text:tab/><text:span text:style-name="T4">ex. 4. p. 288</text:span></text:p>
      <text:p text:style-name="P9">G0<text:span text:style-name="T1">5</text:span><text:tab/><text:span text:style-name="T1">ex. 4. p. 307</text:span></text:p>
      <text:p text:style-name="P9">G0<text:span text:style-name="T1">6</text:span><text:tab/><text:span text:style-name="T1">ex. 10 p. 273</text:span></text:p>
      <text:p text:style-name="P9">G0<text:span text:style-name="T1">7</text:span><text:tab/><text:span text:style-name="T1">ex. 7 p. 313</text:span></text:p>
      <text:p text:style-name="P9">G0<text:span text:style-name="T1">8</text:span><text:tab/><text:span text:style-name="T1">ex. 9 p. 315</text:span></text:p>
      <text:p text:style-name="P9">G0<text:span text:style-name="T1">9</text:span><text:tab/><text:span text:style-name="T1">ex. 5. p. 317</text:span></text:p>
      <text:p text:style-name="P9">G<text:span text:style-name="T1">10</text:span><text:tab/><text:span text:style-name="T1">ex. 11. p. 319</text:span></text:p>
      <text:p text:style-name="P9">G<text:span text:style-name="T1">11</text:span><text:tab/><text:span text:style-name="T1">ex. 12 p. 321</text:span></text:p>
      <text:p text:style-name="P9">G<text:span text:style-name="T1">12</text:span><text:tab/><text:span text:style-name="T1">ex. 11 p. 323</text:span></text:p>
      <text:p text:style-name="P9">G<text:span text:style-name="T1">13</text:span><text:tab/><text:span text:style-name="T1">ex. 9 p. 347</text:span></text:p>
      <text:p text:style-name="P9"/>
      <text:p text:style-name="P10"><text:span text:style-name="T1">Programme des e</text:span>xercices de grammaire / <text:span text:style-name="T3">5</text:span><text:span text:style-name="T2">e</text:span><text:span text:style-name="T1"> </text:span></text:p>
      <text:p text:style-name="P9"/>
      <text:p text:style-name="P9">G01<text:tab/><text:span text:style-name="T1">ex. 7. p. 287</text:span></text:p>
      <text:p text:style-name="P9">G0<text:span text:style-name="T1">2</text:span><text:tab/><text:span text:style-name="T1">ex. 9 p. 281</text:span></text:p>
      <text:p text:style-name="P9">G0<text:span text:style-name="T1">3</text:span><text:tab/><text:span text:style-name="T1">ex. 12 p. 267</text:span></text:p>
      <text:p text:style-name="P9">G0<text:span text:style-name="T1">4</text:span><text:tab/><text:span text:style-name="T4">ex. 4. p. 288</text:span></text:p>
      <text:p text:style-name="P9">G0<text:span text:style-name="T1">5</text:span><text:tab/><text:span text:style-name="T1">ex. 4. p. 307</text:span></text:p>
      <text:p text:style-name="P9">G0<text:span text:style-name="T1">6</text:span><text:tab/><text:span text:style-name="T1">ex. 10 p. 273</text:span></text:p>
      <text:p text:style-name="P9">G0<text:span text:style-name="T1">7</text:span><text:tab/><text:span text:style-name="T1">ex. 7 p. 313</text:span></text:p>
      <text:p text:style-name="P9">G0<text:span text:style-name="T1">8</text:span><text:tab/><text:span text:style-name="T1">ex. 9 p. 315</text:span></text:p>
      <text:p text:style-name="P9">G0<text:span text:style-name="T1">9</text:span><text:tab/><text:span text:style-name="T1">ex. 5. p. 317</text:span></text:p>
      <text:p text:style-name="P9">G<text:span text:style-name="T1">10</text:span><text:tab/><text:span text:style-name="T1">ex. 11. p. 319</text:span></text:p>
      <text:p text:style-name="P9">G<text:span text:style-name="T1">11</text:span><text:tab/><text:span text:style-name="T1">ex. 12 p. 321</text:span></text:p>
      <text:p text:style-name="P9">G<text:span text:style-name="T1">12</text:span><text:tab/><text:span text:style-name="T1">ex. 11 p. 323</text:span></text:p>
      <text:p text:style-name="P9">G<text:span text:style-name="T1">13</text:span><text:tab/><text:span text:style-name="T1">ex. 9 p. 347</text:span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21:45:26.076856820</meta:creation-date>
    <dc:date>2020-09-06T09:53:00.828679125</dc:date>
    <meta:editing-duration>PT29M2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216" meta:character-count="780" meta:non-whitespace-character-count="603"/>
  </office:meta>
</office:document-meta>
</file>